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d67" officeooo:paragraph-rsid="00058d67"/>
    </style:style>
    <style:style style:name="P2" style:family="paragraph" style:parent-style-name="Standard">
      <style:text-properties officeooo:rsid="000701ec" officeooo:paragraph-rsid="000701ec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01ec" officeooo:paragraph-rsid="000701e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58d67" officeooo:paragraph-rsid="00058d67" style:font-size-asian="18pt" style:font-weight-asian="bold" style:font-size-complex="18pt" style:font-weight-complex="bold"/>
    </style:style>
    <style:style style:name="P5" style:family="paragraph" style:parent-style-name="Header">
      <style:text-properties officeooo:rsid="0004ab33" officeooo:paragraph-rsid="0004ab33"/>
    </style:style>
    <style:style style:name="P6" style:family="paragraph" style:parent-style-name="Header">
      <style:text-properties style:text-underline-style="none" fo:font-weight="normal" officeooo:rsid="0004ab33" officeooo:paragraph-rsid="0004ab33" style:font-weight-asian="normal" style:font-weight-complex="normal"/>
    </style:style>
    <style:style style:name="T1" style:family="text">
      <style:text-properties style:font-name="Ubuntu" fo:font-size="18pt" style:font-size-asian="18pt" style:font-size-complex="18pt"/>
    </style:style>
    <style:style style:name="T2" style:family="text">
      <style:text-properties style:font-name="Ubuntu" fo:font-size="18pt" officeooo:rsid="00054599" style:font-size-asian="18pt" style:font-size-complex="18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font-name="Ubuntu" fo:font-size="12pt" officeooo:rsid="00054599" style:font-size-asian="12pt" style:font-size-complex="12pt"/>
    </style:style>
    <style:style style:name="T5" style:family="text">
      <style:text-properties officeooo:rsid="00058d67"/>
    </style:style>
    <style:style style:name="T6" style:family="text">
      <style:text-properties style:text-underline-style="solid" style:text-underline-width="auto" style:text-underline-color="font-color" officeooo:rsid="00058d67"/>
    </style:style>
    <style:style style:name="T7" style:family="text">
      <style:text-properties style:text-underline-style="none" officeooo:rsid="00058d67"/>
    </style:style>
    <style:style style:name="T8" style:family="text">
      <style:text-properties officeooo:rsid="000701ec"/>
    </style:style>
    <style:style style:name="T9" style:family="text">
      <style:text-properties officeooo:rsid="0008ac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hare Certificate</text:p>
      <text:p text:style-name="P3">Certificate <text:span text:style-name="T9">No.</text:span>: 2019-01</text:p>
      <text:p text:style-name="Standard"/>
      <text:p text:style-name="Standard"/>
      <text:p text:style-name="Standard"><text:tab/><text:span text:style-name="T5">This is to certify that ________________ of _______________________________ is the registered holder of ______________</text:span><text:span text:style-name="T7"> Common Shares </text:span><text:span text:style-name="T5">of USD $1 each fully paid in the above named company. (“convex capital limited”).</text:span></text:p>
      <text:p text:style-name="Standard"/>
      <text:p text:style-name="Standard"/>
      <text:p text:style-name="Standard"/>
      <text:p text:style-name="Standard"/>
      <text:p text:style-name="P1">Director: <text:s/><text:tab/>Ji Shi</text:p>
      <text:p text:style-name="P1">Date of Issue: <text:s/>Jul 18, 2019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text-underline-style="none" fo:font-weight="normal" officeooo:rsid="0004ab33" officeooo:paragraph-rsid="0004ab33" style:font-weight-asian="normal" style:font-weight-complex="normal"/>
    </style:style>
    <style:style style:name="MP2" style:family="paragraph" style:parent-style-name="Header">
      <style:text-properties officeooo:rsid="0004ab33" officeooo:paragraph-rsid="0004ab33"/>
    </style:style>
    <style:style style:name="MT1" style:family="text">
      <style:text-properties style:font-name="Ubuntu" fo:font-size="18pt" style:font-size-asian="18pt" style:font-size-complex="18pt"/>
    </style:style>
    <style:style style:name="MT2" style:family="text">
      <style:text-properties style:font-name="Ubuntu" fo:font-size="12pt" style:font-size-asian="12pt" style:font-size-complex="12pt"/>
    </style:style>
    <style:style style:name="MT3" style:family="text">
      <style:text-properties style:font-name="Ubuntu" fo:font-size="18pt" officeooo:rsid="00054599" style:font-size-asian="18pt" style:font-size-complex="18pt"/>
    </style:style>
    <style:style style:name="MT4" style:family="text">
      <style:text-properties style:font-name="Ubuntu" fo:font-size="12pt" officeooo:rsid="00054599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</text:span><text:span text:style-name="MT2">ONVEX</text:span><text:span text:style-name="MT1"> C</text:span><text:span text:style-name="MT2">APITAL </text:span><text:span text:style-name="MT3">L</text:span><text:span text:style-name="MT4">imited</text:span></text:p>
        <text:p text:style-name="MP2"/>
        <text:p text:style-name="MP2">51 Neddie Drive</text:p>
        <text:p text:style-name="MP2">Toronto, ON, M1T 2T2, Canad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4:35:24.851079876</meta:creation-date>
    <dc:date>2019-07-18T15:08:35.812473169</dc:date>
    <meta:editing-duration>PT33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5" meta:character-count="369" meta:non-whitespace-character-count="317"/>
  </office:meta>
</office:document-meta>
</file>